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6439a7"/>
    </style:style>
    <style:style style:name="T1" style:family="text">
      <style:text-properties officeooo:rsid="0007bb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Every day, we make complex decisions and optimizations about how we should accomplish tasks: how we can juggle problem sets while cutting down growing towers of laundry while at the same time remembering to absorb nutrients. <text:s/>However, if the conscious decisions we make about how to accomplish concrete tasks is difficult, then the problem of controlling our more abstract human needs is harder still. <text:s/>Tiredness, boredom, hunger, stress, distractedness—these and our entire plethora of physiological and emotional states are fundamental in determining how well we accomplish all kinds of goals, yet in this domain, technological innovation has been notably absent. Today, however, as microcontrollers shrink well below the perimeter of a fingernail, we are finally becoming able to measure and interpret the delicate world of human physiological features. <text:s/>We can already see technology take grasp of once-hidden human metrics: wrist-worn heart-rate monitors paired with gyroscopes and accelerometers track our every step to give us a holistic measure of our daily activity. <text:s/>Wearable and wired galvanic skin response meters can recognize when we're startled or stressed and gently remind us to relax. <text:s/>Perhaps one of the most exciting biological sensors that is today just over the horizon is an accurate, portable EEG (electroencephalograph), that is able to read tiny voltage oscillations on our scalps, forming a window into our brains. <text:s/>Paired with sophisticated machine learning algorithms, these data can give us real-time insight into our thoughts and feelings, providing neurofeedback that could let us reflect on the way we refl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8T17:08:34.059081000</meta:creation-date>
    <meta:generator>LibreOffice/4.2.1.1$MacOSX_X86_64 LibreOffice_project/d7dbbd7842e6a58b0f521599204e827654e1fb8b</meta:generator>
    <dc:date>2014-10-01T22:05:07.492629000</dc:date>
    <meta:editing-duration>PT6H40M35S</meta:editing-duration>
    <meta:editing-cycles>106</meta:editing-cycles>
    <meta:document-statistic meta:table-count="0" meta:image-count="0" meta:object-count="0" meta:page-count="1" meta:paragraph-count="1" meta:word-count="250" meta:character-count="1644" meta:non-whitespace-character-count="1389"/>
  </office:meta>
</office:document-meta>
</file>